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857a7"/>
    </style:style>
    <style:style style:name="T2" style:family="text">
      <style:text-properties officeooo:rsid="001a463a"/>
    </style:style>
    <style:style style:name="T3" style:family="text">
      <style:text-properties officeooo:rsid="001a9884"/>
    </style:style>
    <style:style style:name="T4" style:family="text">
      <style:text-properties officeooo:rsid="0020a284"/>
    </style:style>
    <style:style style:name="T5" style:family="text">
      <style:text-properties officeooo:rsid="0021b31b"/>
    </style:style>
    <style:style style:name="T6" style:family="text">
      <style:text-properties fo:font-variant="normal" fo:text-transform="none" fo:color="#242729" style:font-name="Arial" fo:font-size="9pt" fo:letter-spacing="normal" fo:font-style="normal" fo:font-weight="normal"/>
    </style:style>
    <style:style style:name="T7" style:family="text">
      <style:text-properties officeooo:rsid="0027d3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omposer create-project laravel/laravel fruteria "5.8.*" --prefer-dist</text:p>
      <text:p text:style-name="Standard"/>
      <text:p text:style-name="Standard"><text:s/>cd .\fruteria\</text:p>
      <text:p text:style-name="Standard"/>
      <text:p text:style-name="Standard">php artisan make:migration create_<text:span text:style-name="T1">frutas</text:span>_table –create=<text:span text:style-name="T1">frutas</text:span></text:p>
      <text:p text:style-name="Standard"/>
      <text:p text:style-name="Standard"><text:s/>php artisan migrate</text:p>
      <text:p text:style-name="Standard"/>
      <text:p text:style-name="Standard"/>
      <text:p text:style-name="Standard">php artisan make:controller FruteriaController</text:p>
      <text:p text:style-name="Standard"/>
      <text:p text:style-name="Standard">composer dump-autoload <text:s/>→<text:span text:style-name="T2"> actualiza la información de clases</text:span></text:p>
      <text:p text:style-name="Standard"/>
      <text:p text:style-name="Standard"><text:s/>php artisan make:seed frutasSeeder <text:s text:c="3"/>→<text:span text:style-name="T3"><text:tab/>para crear un seed</text:span></text:p>
      <text:p text:style-name="Standard"/>
      <text:p text:style-name="Standard"><text:s/>php artisan db:seed –class=frutasSeeder <text:s text:c="3"/>→<text:span text:style-name="T4"> para ejecutarlo</text:span></text:p>
      <text:p text:style-name="Standard"/>
      <text:p text:style-name="Standard">php artisan make:model Movie</text:p>
      <text:p text:style-name="Standard"/>
      <text:p text:style-name="Standard">php artisan route:clear <text:s/>→<text:span text:style-name="T5"><text:tab/></text:span><text:span text:style-name="T6">Esto restablece la caché de ruta.</text:span> </text:p>
      <text:p text:style-name="Standard"/>
      <text:p text:style-name="Standard"><text:s/>php artisan make:auth <text:s/>→<text:span text:style-name="T7"><text:tab/>crea el control de usuari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13:23:17.751000000</meta:creation-date>
    <meta:editing-duration>PT2H47M47S</meta:editing-duration>
    <meta:editing-cycles>13</meta:editing-cycles>
    <meta:generator>LibreOffice/6.4.0.3$Windows_X86_64 LibreOffice_project/b0a288ab3d2d4774cb44b62f04d5d28733ac6df8</meta:generator>
    <dc:date>2020-02-19T09:48:49.453000000</dc:date>
    <meta:document-statistic meta:table-count="0" meta:image-count="0" meta:object-count="0" meta:page-count="1" meta:paragraph-count="11" meta:word-count="68" meta:character-count="534" meta:non-whitespace-character-count="462"/>
  </office:meta>
</office:document-meta>
</file>